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schner_Tran_Lam" table:style-name="ta1">
        <table:shapes>
          <draw:frame draw:z-index="0" draw:name="Random 200 nodes in the area of 1000x1000. R_C ranges from 10 to 100 with step 10." draw:style-name="gr1" draw:text-style-name="P1" svg:width="6.2988in" svg:height="3.5429in" svg:x="3.0949in" svg:y="0.3843in">
            <draw:object draw:notify-on-update-of-ranges="Aschner_Tran_Lam.A1:Aschner_Tran_Lam.A1 Aschner_Tran_Lam.A2:Aschner_Tran_Lam.A11 Aschner_Tran_Lam.B1:Aschner_Tran_Lam.B1 Aschner_Tran_Lam.B2:Aschner_Tran_Lam.B11 Aschner_Tran_Lam.C1:Aschner_Tran_Lam.C1 Aschner_Tran_Lam.C2:Aschner_Tran_Lam.C11 Aschner_Tran_Lam.D1:Aschner_Tran_Lam.D1 Aschner_Tran_Lam.D2:Aschner_Tran_Lam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row table:style-name="ro1">
          <table:table-cell/>
          <table:table-cell office:value-type="string" calcext:value-type="string">
            <text:p>Aschner</text:p>
          </table:table-cell>
          <table:table-cell office:value-type="string" calcext:value-type="string">
            <text:p>Tran</text:p>
          </table:table-cell>
          <table:table-cell office:value-type="string" calcext:value-type="string">
            <text:p>Lam_LEF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169" calcext:value-type="float">
            <text:p>6.169</text:p>
          </table:table-cell>
          <table:table-cell office:value-type="float" office:value="4.891" calcext:value-type="float">
            <text:p>4.891</text:p>
          </table:table-cell>
          <table:table-cell office:value-type="float" office:value="2.543" calcext:value-type="float">
            <text:p>2.543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303" calcext:value-type="float">
            <text:p>6.303</text:p>
          </table:table-cell>
          <table:table-cell office:value-type="float" office:value="5.114" calcext:value-type="float">
            <text:p>5.114</text:p>
          </table:table-cell>
          <table:table-cell office:value-type="float" office:value="2.867" calcext:value-type="float">
            <text:p>2.867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345" calcext:value-type="float">
            <text:p>6.345</text:p>
          </table:table-cell>
          <table:table-cell office:value-type="float" office:value="5.212" calcext:value-type="float">
            <text:p>5.212</text:p>
          </table:table-cell>
          <table:table-cell office:value-type="float" office:value="2.996" calcext:value-type="float">
            <text:p>2.996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304" calcext:value-type="float">
            <text:p>6.304</text:p>
          </table:table-cell>
          <table:table-cell office:value-type="float" office:value="5.193" calcext:value-type="float">
            <text:p>5.193</text:p>
          </table:table-cell>
          <table:table-cell office:value-type="float" office:value="3.013" calcext:value-type="float">
            <text:p>3.013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203" calcext:value-type="float">
            <text:p>6.203</text:p>
          </table:table-cell>
          <table:table-cell office:value-type="float" office:value="5.074" calcext:value-type="float">
            <text:p>5.074</text:p>
          </table:table-cell>
          <table:table-cell office:value-type="float" office:value="2.973" calcext:value-type="float">
            <text:p>2.973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007" calcext:value-type="float">
            <text:p>6.007</text:p>
          </table:table-cell>
          <table:table-cell office:value-type="float" office:value="4.857" calcext:value-type="float">
            <text:p>4.857</text:p>
          </table:table-cell>
          <table:table-cell office:value-type="float" office:value="2.888" calcext:value-type="float">
            <text:p>2.888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.84" calcext:value-type="float">
            <text:p>5.84</text:p>
          </table:table-cell>
          <table:table-cell office:value-type="float" office:value="4.641" calcext:value-type="float">
            <text:p>4.641</text:p>
          </table:table-cell>
          <table:table-cell office:value-type="float" office:value="2.772" calcext:value-type="float">
            <text:p>2.772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.537" calcext:value-type="float">
            <text:p>5.537</text:p>
          </table:table-cell>
          <table:table-cell office:value-type="float" office:value="4.346" calcext:value-type="float">
            <text:p>4.346</text:p>
          </table:table-cell>
          <table:table-cell office:value-type="float" office:value="2.649" calcext:value-type="float">
            <text:p>2.649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.142" calcext:value-type="float">
            <text:p>5.142</text:p>
          </table:table-cell>
          <table:table-cell office:value-type="float" office:value="3.976" calcext:value-type="float">
            <text:p>3.976</text:p>
          </table:table-cell>
          <table:table-cell office:value-type="float" office:value="2.56" calcext:value-type="float">
            <text:p>2.56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757" calcext:value-type="float">
            <text:p>4.757</text:p>
          </table:table-cell>
          <table:table-cell office:value-type="float" office:value="3.578" calcext:value-type="float">
            <text:p>3.578</text:p>
          </table:table-cell>
          <table:table-cell office:value-type="float" office:value="2.505" calcext:value-type="float">
            <text:p>2.505</text:p>
          </table:table-cell>
          <table:table-cell table:number-columns-repeated="8"/>
        </table:table-row>
        <table:table-row table:style-name="ro1" table:number-rows-repeated="12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 table:number-columns-spanned="7" table:number-rows-spanned="1">
            <text:p>Random 200 nodes in the area of 1000x1000. R_C ranges from 10 to 100 with step 10.</text:p>
          </table:table-cell>
          <table:covered-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26T20:19:30.207424966</dc:date>
    <meta:editing-duration>PT3M3S</meta:editing-duration>
    <meta:editing-cycles>1</meta:editing-cycles>
    <meta:document-statistic meta:table-count="1" meta:cell-count="44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3.703cm" style:legend-expansion="high" chart:style-name="ch2"/>
        <chart:plot-area chart:style-name="ch3" table:cell-range-address="Aschner_Tran_Lam.A1:Aschner_Tran_Lam.D11" chart:data-source-has-labels="both" svg:x="0.32cm" svg:y="0.18cm" svg:width="12.534cm" svg:height="8.64cm">
          <chartooo:coordinate-region svg:x="0.756cm" svg:y="0.379cm" svg:width="11.818cm" svg:height="7.794cm"/>
          <chart:axis chart:dimension="x" chart:name="primary-x" chart:style-name="ch4" chartooo:axis-type="auto">
            <chartooo:date-scale/>
            <chart:categories table:cell-range-address="Aschner_Tran_Lam.A2:Aschner_Tran_Lam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schner_Tran_Lam.B2:Aschner_Tran_Lam.B11" chart:label-cell-address="Aschner_Tran_Lam.B1:Aschner_Tran_Lam.B1" chart:class="chart:line">
            <chart:data-point chart:repeated="10"/>
          </chart:series>
          <chart:series chart:style-name="ch7" chart:values-cell-range-address="Aschner_Tran_Lam.C2:Aschner_Tran_Lam.C11" chart:label-cell-address="Aschner_Tran_Lam.C1:Aschner_Tran_Lam.C1" chart:class="chart:line">
            <chart:data-point chart:repeated="10"/>
          </chart:series>
          <chart:series chart:style-name="ch8" chart:values-cell-range-address="Aschner_Tran_Lam.D2:Aschner_Tran_Lam.D11" chart:label-cell-address="Aschner_Tran_Lam.D1:Aschner_Tran_Lam.D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chner</text:p>
                <draw:g>
                  <svg:desc>Aschner_Tran_Lam.B1:Aschner_Tran_Lam.B1</svg:desc>
                </draw:g>
              </table:table-cell>
              <table:table-cell office:value-type="string">
                <text:p>Tran</text:p>
                <draw:g>
                  <svg:desc>Aschner_Tran_Lam.C1:Aschner_Tran_Lam.C1</svg:desc>
                </draw:g>
              </table:table-cell>
              <table:table-cell office:value-type="string">
                <text:p>Lam_LEF</text:p>
                <draw:g>
                  <svg:desc>Aschner_Tran_Lam.D1:Aschner_Tran_Lam.D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Aschner_Tran_Lam.A2:Aschner_Tran_Lam.A11</svg:desc>
                </draw:g>
              </table:table-cell>
              <table:table-cell office:value-type="float" office:value="6.169">
                <text:p>6.169</text:p>
                <draw:g>
                  <svg:desc>Aschner_Tran_Lam.B2:Aschner_Tran_Lam.B11</svg:desc>
                </draw:g>
              </table:table-cell>
              <table:table-cell office:value-type="float" office:value="4.891">
                <text:p>4.891</text:p>
                <draw:g>
                  <svg:desc>Aschner_Tran_Lam.C2:Aschner_Tran_Lam.C11</svg:desc>
                </draw:g>
              </table:table-cell>
              <table:table-cell office:value-type="float" office:value="2.543">
                <text:p>2.543</text:p>
                <draw:g>
                  <svg:desc>Aschner_Tran_Lam.D2:Aschner_Tran_Lam.D1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303">
                <text:p>6.303</text:p>
              </table:table-cell>
              <table:table-cell office:value-type="float" office:value="5.114">
                <text:p>5.114</text:p>
              </table:table-cell>
              <table:table-cell office:value-type="float" office:value="2.867">
                <text:p>2.8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.345">
                <text:p>6.345</text:p>
              </table:table-cell>
              <table:table-cell office:value-type="float" office:value="5.212">
                <text:p>5.212</text:p>
              </table:table-cell>
              <table:table-cell office:value-type="float" office:value="2.996">
                <text:p>2.99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.304">
                <text:p>6.304</text:p>
              </table:table-cell>
              <table:table-cell office:value-type="float" office:value="5.193">
                <text:p>5.193</text:p>
              </table:table-cell>
              <table:table-cell office:value-type="float" office:value="3.013">
                <text:p>3.01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.203">
                <text:p>6.203</text:p>
              </table:table-cell>
              <table:table-cell office:value-type="float" office:value="5.074">
                <text:p>5.074</text:p>
              </table:table-cell>
              <table:table-cell office:value-type="float" office:value="2.973">
                <text:p>2.97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.007">
                <text:p>6.007</text:p>
              </table:table-cell>
              <table:table-cell office:value-type="float" office:value="4.857">
                <text:p>4.857</text:p>
              </table:table-cell>
              <table:table-cell office:value-type="float" office:value="2.888">
                <text:p>2.88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.84">
                <text:p>5.84</text:p>
              </table:table-cell>
              <table:table-cell office:value-type="float" office:value="4.641">
                <text:p>4.641</text:p>
              </table:table-cell>
              <table:table-cell office:value-type="float" office:value="2.772">
                <text:p>2.77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.537">
                <text:p>5.537</text:p>
              </table:table-cell>
              <table:table-cell office:value-type="float" office:value="4.346">
                <text:p>4.346</text:p>
              </table:table-cell>
              <table:table-cell office:value-type="float" office:value="2.649">
                <text:p>2.6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.142">
                <text:p>5.142</text:p>
              </table:table-cell>
              <table:table-cell office:value-type="float" office:value="3.976">
                <text:p>3.976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.757">
                <text:p>4.757</text:p>
              </table:table-cell>
              <table:table-cell office:value-type="float" office:value="3.578">
                <text:p>3.578</text:p>
              </table:table-cell>
              <table:table-cell office:value-type="float" office:value="2.505">
                <text:p>2.5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